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8da73" officeooo:paragraph-rsid="0008da73" style:font-size-asian="14pt" style:font-size-complex="14pt"/>
    </style:style>
    <style:style style:name="P2" style:family="paragraph" style:parent-style-name="Standard">
      <style:text-properties fo:font-size="14pt" officeooo:rsid="0008da73" officeooo:paragraph-rsid="000cf529" style:font-size-asian="14pt" style:font-size-complex="14pt"/>
    </style:style>
    <style:style style:name="T1" style:family="text">
      <style:text-properties officeooo:rsid="000ac2e4"/>
    </style:style>
    <style:style style:name="T2" style:family="text">
      <style:text-properties officeooo:rsid="000c150d"/>
    </style:style>
    <style:style style:name="T3" style:family="text">
      <style:text-properties officeooo:rsid="000cf5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day, 14 November 2022</text:p>
      <text:p text:style-name="P1"/>
      <text:p text:style-name="P1"><text:tab/><text:tab/><text:tab/><text:tab/><text:tab/>Creative writing</text:p>
      <text:p text:style-name="P1"/>
      <text:p text:style-name="P1"/>
      <text:p text:style-name="P1">Can human fall in love with an AI </text:p>
      <text:p text:style-name="P1"/>
      <text:p text:style-name="P1"/>
      <text:p text:style-name="P1"/>
      <text:p text:style-name="P2">In my opignion a human can fall in love to an AI, <text:s/>An AI is very differtent to a human, a human is constitu of the organs and he living but an A<text:span text:style-name="T1">I</text:span> it’s juste a hardware and software, isn’t living <text:span text:style-name="T1">but the AI like the human have many neurones and can lear</text:span><text:span text:style-name="T3">n</text:span><text:span text:style-name="T1">. </text:span><text:s/><text:span text:style-name="T1">The AI is based on the human feeling, in more an AI lear</text:span><text:span text:style-name="T3">n</text:span><text:span text:style-name="T1">ing more and more on the human feeling everytime when she speak with human so, an AI can </text:span><text:span text:style-name="T2">develop a felling for an humain.</text:span><text:span text:style-name="T1"> </text:span></text:p>
      <text:p text:style-name="P2"/>
      <text:p text:style-name="P2"><text:span text:style-name="T3">T</text:span><text:span text:style-name="T1">he humain </text:span><text:span text:style-name="T2">can fall in love to </text:span><text:span text:style-name="T3">an AI</text:span><text:span text:style-name="T2"> but is more dificulte because the human don’t know the AI, if the AI is not your AI, she is control by another human so, you don’t know if the AI fall really love of you, so you never can shure of the real feeling of the AI, but </text:span><text:span text:style-name="T3">I</text:span><text:span text:style-name="T2"> think that the human can develop the feeling to an AI beacause she has a feeling </text:span><text:span text:style-name="T3">and in the relation shit the more important is the feeling not body atirance or every auther reson.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09:13:50.454113365</meta:creation-date>
    <dc:date>2022-11-14T09:54:45.958900270</dc:date>
    <meta:editing-duration>PT4M55S</meta:editing-duration>
    <meta:editing-cycles>1</meta:editing-cycles>
    <meta:generator>LibreOffice/7.0.4.2$Linux_X86_64 LibreOffice_project/00$Build-2</meta:generator>
    <meta:document-statistic meta:table-count="0" meta:image-count="0" meta:object-count="0" meta:page-count="1" meta:paragraph-count="5" meta:word-count="196" meta:character-count="963" meta:non-whitespace-character-count="762"/>
  </office:meta>
</office:document-meta>
</file>